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s.getString( final String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getString( final String code , final Object [ ] para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essages.getString( final String code , final Object 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ssages.findMessage( final String c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